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47cm"/>
    </style:style>
    <style:style style:name="co3" style:family="table-column">
      <style:table-column-properties fo:break-before="auto" style:column-width="1.49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101cm"/>
    </style:style>
    <style:style style:name="co7" style:family="table-column">
      <style:table-column-properties fo:break-before="auto" style:column-width="1.083cm"/>
    </style:style>
    <style:style style:name="co8" style:family="table-column">
      <style:table-column-properties fo:break-before="auto" style:column-width="1.168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912cm"/>
    </style:style>
    <style:style style:name="co11" style:family="table-column">
      <style:table-column-properties fo:break-before="auto" style:column-width="1.559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0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lbany AMT" fo:font-size="10pt" fo:language="en" fo:country="GB" fo:font-style="normal" fo:text-shadow="none" style:text-underline-style="none" fo:font-weight="normal" style:text-underline-mode="continuous" style:text-line-through-mode="continuous" style:font-name-asian="Albany AMT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lbany AMT" fo:font-size="10pt" fo:language="en" fo:country="GB" fo:font-style="normal" fo:text-shadow="none" style:text-underline-style="none" fo:font-weight="normal" style:text-underline-mode="continuous" style:text-line-through-mode="continuous" style:font-name-asian="Albany AMT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Patch breakdow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Total</text:p>
          </table:table-cell>
          <table:table-cell office:value-type="string">
            <text:p>main</text:p>
          </table:table-cell>
          <table:table-cell office:value-type="string">
            <text:p>wpd</text:p>
          </table:table-cell>
          <table:table-cell office:value-type="string">
            <text:p>vclplug</text:p>
          </table:table-cell>
          <table:table-cell office:value-type="string">
            <text:p>mscodec</text:p>
          </table:table-cell>
          <table:table-cell office:value-type="string">
            <text:p>gcc34</text:p>
          </table:table-cell>
          <table:table-cell office:value-type="string">
            <text:p>evo2</text:p>
          </table:table-cell>
          <table:table-cell office:value-type="string">
            <text:p>64bit</text:p>
          </table:table-cell>
          <table:table-cell office:value-type="string">
            <text:p>mono</text:p>
          </table:table-cell>
          <table:table-cell office:value-type="string">
            <text:p>cairo</text:p>
          </table:table-cell>
          <table:table-cell office:value-type="string">
            <text:p>vba</text:p>
          </table:table-cell>
          <table:table-cell office:value-type="string">
            <text:p>scsolver</text:p>
          </table:table-cell>
          <table:table-cell office:value-type="string">
            <text:p>gstreamer</text:p>
          </table:table-cell>
        </table:table-row>
        <table:table-row table:style-name="ro2">
          <table:table-cell office:value-type="string">
            <office:annotation draw:style-name="gr1" draw:text-style-name="P2" svg:width="2.899cm" svg:height="1.395cm" svg:x="2.858cm" svg:y="0.001cm" draw:caption-point-x="-2.858cm" draw:caption-point-y="-0.001cm">
              <dc:date>2006-06-16T00:00:00</dc:date>
              <text:p text:style-name="P1"><text:span text:style-name="T1">1.1 + chunks of 2.0: ooo-build-1-3</text:span></text:p>
            </office:annotation>
            <text:p>NLD9</text:p>
          </table:table-cell>
          <table:table-cell table:formula="oooc:=SUM([.C2:.Q2])" office:value-type="float" office:value="482">
            <text:p>482</text:p>
          </table:table-cell>
          <table:table-cell office:value-type="float" office:value="318">
            <text:p>318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2">
          <table:table-cell office:value-type="string">
            <office:annotation draw:style-name="gr1" draw:text-style-name="P2" svg:width="2.899cm" svg:height="1.395cm" svg:x="2.858cm" svg:y="0.001cm" draw:caption-point-x="-2.858cm" draw:caption-point-y="-0.001cm">
              <dc:date>2006-06-16T00:00:00</dc:date>
              <text:p text:style-name="P1"><text:span text:style-name="T1">pre-release 2.0 - ooo-build-1-9-79-2</text:span></text:p>
            </office:annotation>
            <text:p>SL9.3</text:p>
          </table:table-cell>
          <table:table-cell table:formula="oooc:=SUM([.C3:.Q3])" office:value-type="float" office:value="338">
            <text:p>338</text:p>
          </table:table-cell>
          <table:table-cell office:value-type="float" office:value="227">
            <text:p>227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2.0.0</text:p>
          </table:table-cell>
          <table:table-cell table:formula="oooc:=SUM([.C4:.Q4])" office:value-type="float" office:value="575">
            <text:p>575</text:p>
          </table:table-cell>
          <table:table-cell office:value-type="float" office:value="344">
            <text:p>34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2">
          <table:table-cell office:value-type="string">
            <text:p>2.0.1</text:p>
          </table:table-cell>
          <table:table-cell table:formula="oooc:=SUM([.C5:.Q5])" office:value-type="float" office:value="680">
            <text:p>680</text:p>
          </table:table-cell>
          <table:table-cell office:value-type="float" office:value="422">
            <text:p>42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2">
          <table:table-cell office:value-type="string">
            <text:p>2.0.2</text:p>
          </table:table-cell>
          <table:table-cell table:formula="oooc:=SUM([.C6:.Q6])" office:value-type="float" office:value="941">
            <text:p>941</text:p>
          </table:table-cell>
          <table:table-cell office:value-type="float" office:value="428">
            <text:p>42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313">
            <text:p>313</text:p>
          </table:table-cell>
          <table:table-cell office:value-type="float" office:value="63">
            <text:p>63</text:p>
          </table:table-cell>
          <table:table-cell/>
        </table:table-row>
        <table:table-row table:style-name="ro2">
          <table:table-cell office:value-type="string">
            <text:p>2.0.3</text:p>
          </table:table-cell>
          <table:table-cell table:formula="oooc:=SUM([.C7:.Q7])" office:value-type="float" office:value="809">
            <text:p>809</text:p>
          </table:table-cell>
          <table:table-cell office:value-type="float" office:value="378">
            <text:p>37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13">
            <text:p>313</text:p>
          </table:table-cell>
          <table:table-cell office:value-type="float" office:value="87">
            <text:p>87</text:p>
          </table:table-cell>
          <table:table-cell/>
        </table:table-row>
        <table:table-row table:style-name="ro2">
          <table:table-cell office:value-type="string">
            <text:p>2.0.3-mid</text:p>
          </table:table-cell>
          <table:table-cell table:formula="oooc:=SUM([.C8:.Q8])" office:value-type="float" office:value="773">
            <text:p>773</text:p>
          </table:table-cell>
          <table:table-cell office:value-type="float" office:value="334">
            <text:p>33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float" office:value="87">
            <text:p>87</text:p>
          </table:table-cell>
          <table:table-cell/>
        </table:table-row>
        <table:table-row table:style-name="ro2">
          <table:table-cell office:value-type="string">
            <text:p>2.0.4</text:p>
          </table:table-cell>
          <table:table-cell table:formula="oooc:=SUM([.C9:.Q9])" office:value-type="float" office:value="859">
            <text:p>859</text:p>
          </table:table-cell>
          <table:table-cell office:value-type="float" office:value="371">
            <text:p>37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23">
            <text:p>323</text:p>
          </table:table-cell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</table:table-row>
        <table:table-row table:style-name="ro2" table:number-rows-repeated="3">
          <table:table-cell table:number-columns-repeated="14"/>
        </table:table-row>
        <table:table-row table:style-name="ro2">
          <table:table-cell>
            <draw:frame table:end-cell-address="'Patch breakdown'.L32" table:end-x="0.259cm" table:end-y="0.368cm" draw:z-index="0" svg:width="12.738cm" svg:height="7.651cm" svg:x="1.567cm" svg:y="0.329cm">
              <draw:object draw:notify-on-update-of-ranges="'Patch breakdown'.A1:'Patch breakdown'.A9 'Patch breakdown'.C1:'Patch breakdown'.N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GB" style:font-name-asian="Albany AMT1" style:language-asian="none" style:country-asian="none" style:font-name-complex="Lucidasans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GB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04">04/10/2006</text:date>, <text:time>17:1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6-16T22:25:26</meta:creation-date>
    <dc:creator>Michael Meeks</dc:creator>
    <dc:date>2006-10-04T17:10:47</dc:date>
    <dc:language>en-GB</dc:language>
    <meta:editing-cycles>10</meta:editing-cycles>
    <meta:editing-duration>PT19M27S</meta:editing-duration>
    <meta:user-defined meta:name="Info 1"/>
    <meta:user-defined meta:name="Info 2"/>
    <meta:user-defined meta:name="Info 3"/>
    <meta:user-defined meta:name="Info 4"/>
    <meta:document-statistic meta:table-count="1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4.1999998092651pt" style:font-family-asian="'Albany AMT'" style:font-pitch-asian="variable" style:font-size-asian="14.1999998092651pt" style:font-family-complex="Lucidasans" style:font-pitch-complex="variable" style:font-size-complex="14.1999998092651pt"/>
    </style:style>
    <style:style style:name="ch3" style:family="chart">
      <style:graphic-properties draw:fill="none"/>
      <style:text-properties fo:font-family="'Albany AMT'" style:font-family-generic="swiss" style:font-pitch="variable" fo:font-size="6.59999990463257pt" style:font-family-asian="'Albany AMT'" style:font-pitch-asian="variable" style:font-size-asian="6.59999990463257pt" style:font-family-complex="Lucidasans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.59999990463257pt" style:font-family-asian="'Albany AMT'" style:font-pitch-asian="variable" style:font-size-asian="7.59999990463257pt" style:font-family-complex="Lucidasans" style:font-pitch-complex="variable" style:font-size-complex="7.5999999046325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.59999990463257pt" style:font-family-asian="'Albany AMT'" style:font-pitch-asian="variable" style:font-size-asian="7.59999990463257pt" style:font-family-complex="Lucidasans" style:font-pitch-complex="variable" style:font-size-complex="7.5999999046325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Albany AMT'" style:font-family-generic="swiss" style:font-pitch="variable" fo:font-size="6.59999990463257pt" style:font-family-asian="'Albany AMT'" style:font-pitch-asian="variable" style:font-size-asian="6.59999990463257pt" style:font-family-complex="Lucidasans" style:font-pitch-complex="variable" style:font-size-complex="6.5999999046325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Albany AMT'" style:font-family-generic="swiss" style:font-pitch="variable" fo:font-size="6.59999990463257pt" style:font-family-asian="'Albany AMT'" style:font-pitch-asian="variable" style:font-size-asian="6.59999990463257pt" style:font-family-complex="Lucidasans" style:font-pitch-complex="variable" style:font-size-complex="6.5999999046325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Albany AMT'" style:font-family-generic="swiss" style:font-pitch="variable" fo:font-size="6.59999990463257pt" style:font-family-asian="'Albany AMT'" style:font-pitch-asian="variable" style:font-size-asian="6.59999990463257pt" style:font-family-complex="Lucidasans" style:font-pitch-complex="variable" style:font-size-complex="6.5999999046325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'Albany AMT'" style:font-family-generic="swiss" style:font-pitch="variable" fo:font-size="6.59999990463257pt" style:font-family-asian="'Albany AMT'" style:font-pitch-asian="variable" style:font-size-asian="6.59999990463257pt" style:font-family-complex="Lucidasans" style:font-pitch-complex="variable" style:font-size-complex="6.5999999046325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280099"/>
      <style:text-properties fo:font-family="'Albany AMT'" style:font-family-generic="swiss" style:font-pitch="variable" fo:font-size="6.59999990463257pt" style:font-family-asian="'Albany AMT'" style:font-pitch-asian="variable" style:font-size-asian="6.59999990463257pt" style:font-family-complex="Lucidasans" style:font-pitch-complex="variable" style:font-size-complex="6.59999990463257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7da647"/>
      <style:text-properties fo:font-family="'Albany AMT'" style:font-family-generic="swiss" style:font-pitch="variable" fo:font-size="6.59999990463257pt" style:font-family-asian="'Albany AMT'" style:font-pitch-asian="variable" style:font-size-asian="6.59999990463257pt" style:font-family-complex="Lucidasans" style:font-pitch-complex="variable" style:font-size-complex="6.59999990463257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e6e64c"/>
      <style:text-properties fo:font-family="'Albany AMT'" style:font-family-generic="swiss" style:font-pitch="variable" fo:font-size="6.59999990463257pt" style:font-family-asian="'Albany AMT'" style:font-pitch-asian="variable" style:font-size-asian="6.59999990463257pt" style:font-family-complex="Lucidasans" style:font-pitch-complex="variable" style:font-size-complex="6.59999990463257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9966"/>
      <style:text-properties fo:font-family="'Albany AMT'" style:font-family-generic="swiss" style:font-pitch="variable" fo:font-size="6.59999990463257pt" style:font-family-asian="'Albany AMT'" style:font-pitch-asian="variable" style:font-size-asian="6.59999990463257pt" style:font-family-complex="Lucidasans" style:font-pitch-complex="variable" style:font-size-complex="6.59999990463257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0080"/>
      <style:text-properties fo:font-family="'Albany AMT'" style:font-family-generic="swiss" style:font-pitch="variable" fo:font-size="6.59999990463257pt" style:font-family-asian="'Albany AMT'" style:font-pitch-asian="variable" style:font-size-asian="6.59999990463257pt" style:font-family-complex="Lucidasans" style:font-pitch-complex="variable" style:font-size-complex="6.59999990463257pt"/>
    </style:style>
    <style:style style:name="ch1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0ff"/>
      <style:text-properties fo:font-family="'Albany AMT'" style:font-family-generic="swiss" style:font-pitch="variable" fo:font-size="6.59999990463257pt" style:font-family-asian="'Albany AMT'" style:font-pitch-asian="variable" style:font-size-asian="6.59999990463257pt" style:font-family-complex="Lucidasans" style:font-pitch-complex="variable" style:font-size-complex="6.59999990463257pt"/>
    </style:style>
    <style:style style:name="ch1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ffff"/>
      <style:text-properties fo:font-family="'Albany AMT'" style:font-family-generic="swiss" style:font-pitch="variable" fo:font-size="6.59999990463257pt" style:font-family-asian="'Albany AMT'" style:font-pitch-asian="variable" style:font-size-asian="6.59999990463257pt" style:font-family-complex="Lucidasans" style:font-pitch-complex="variable" style:font-size-complex="6.59999990463257pt"/>
    </style:style>
    <style:style style:name="ch1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Albany AMT'" style:font-family-generic="swiss" style:font-pitch="variable" fo:font-size="6.59999990463257pt" style:font-family-asian="'Albany AMT'" style:font-pitch-asian="variable" style:font-size-asian="6.59999990463257pt" style:font-family-complex="Lucidasans" style:font-pitch-complex="variable" style:font-size-complex="6.59999990463257pt"/>
    </style:style>
    <style:style style:name="ch19" style:family="chart">
      <style:graphic-properties draw:stroke="none" draw:fill="none"/>
    </style:style>
    <style:style style:name="ch20" style:family="chart">
      <style:graphic-properties draw:stroke="none" draw:fill-color="#999999"/>
    </style:style>
  </office:automatic-styles>
  <office:body>
    <office:chart>
      <chart:chart svg:width="12.739cm" svg:height="7.652cm" chart:class="chart:area" chart:style-name="ch1">
        <chart:title svg:x="3.722cm" svg:y="0.152cm" chart:style-name="ch2">
          <text:p>ooo-build patch-set size</text:p>
        </chart:title>
        <chart:legend chart:legend-position="end" svg:x="11.097cm" svg:y="1.966cm" chart:style-name="ch3"/>
        <chart:plot-area chart:style-name="ch4" table:cell-range-address="'Patch breakdown'.$A$1:.$A$9 'Patch breakdown'.$C$1:.$N$9" chart:data-source-has-labels="both" chart:table-number-list="0 0" svg:x="0.254cm" svg:y="1.007cm" svg:width="10.336cm" svg:height="6.493cm">
          <chart:axis chart:dimension="x" chart:name="primary-x" chart:style-name="ch5">
            <chart:categories table:cell-range-address="local-table.A2:.A9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8"/>
          </chart:series>
          <chart:series chart:style-name="ch8">
            <chart:data-point chart:repeated="8"/>
          </chart:series>
          <chart:series chart:style-name="ch9">
            <chart:data-point chart:repeated="8"/>
          </chart:series>
          <chart:series chart:style-name="ch10">
            <chart:data-point chart:repeated="8"/>
          </chart:series>
          <chart:series chart:style-name="ch11">
            <chart:data-point chart:repeated="8"/>
          </chart:series>
          <chart:series chart:style-name="ch12">
            <chart:data-point chart:repeated="8"/>
          </chart:series>
          <chart:series chart:style-name="ch13">
            <chart:data-point chart:repeated="8"/>
          </chart:series>
          <chart:series chart:style-name="ch14">
            <chart:data-point chart:repeated="8"/>
          </chart:series>
          <chart:series chart:style-name="ch15">
            <chart:data-point chart:repeated="8"/>
          </chart:series>
          <chart:series chart:style-name="ch16">
            <chart:data-point chart:repeated="8"/>
          </chart:series>
          <chart:series chart:style-name="ch17">
            <chart:data-point chart:repeated="8"/>
          </chart:series>
          <chart:series chart:style-name="ch18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</text:p>
              </table:table-cell>
              <table:table-cell office:value-type="string">
                <text:p>wpd</text:p>
              </table:table-cell>
              <table:table-cell office:value-type="string">
                <text:p>vclplug</text:p>
              </table:table-cell>
              <table:table-cell office:value-type="string">
                <text:p>mscodec</text:p>
              </table:table-cell>
              <table:table-cell office:value-type="string">
                <text:p>gcc34</text:p>
              </table:table-cell>
              <table:table-cell office:value-type="string">
                <text:p>evo2</text:p>
              </table:table-cell>
              <table:table-cell office:value-type="string">
                <text:p>64bit</text:p>
              </table:table-cell>
              <table:table-cell office:value-type="string">
                <text:p>mono</text:p>
              </table:table-cell>
              <table:table-cell office:value-type="string">
                <text:p>cairo</text:p>
              </table:table-cell>
              <table:table-cell office:value-type="string">
                <text:p>vba</text:p>
              </table:table-cell>
              <table:table-cell office:value-type="string">
                <text:p>scsolver</text:p>
              </table:table-cell>
              <table:table-cell office:value-type="string">
                <text:p>gstreamer</text:p>
              </table:table-cell>
            </table:table-row>
          </table:table-header-rows>
          <table:table-rows>
            <table:table-row>
              <table:table-cell office:value-type="string">
                <text:p>NLD9</text:p>
              </table:table-cell>
              <table:table-cell office:value-type="float" office:value="318">
                <text:p>318</text:p>
              </table:table-cell>
              <table:table-cell office:value-type="float" office:value="40">
                <text:p>40</text:p>
              </table:table-cell>
              <table:table-cell office:value-type="float" office:value="83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L9.3</text:p>
              </table:table-cell>
              <table:table-cell office:value-type="float" office:value="227">
                <text:p>2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9">
                <text:p>29</text:p>
              </table:table-cell>
              <table:table-cell office:value-type="float" office:value="78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0</text:p>
              </table:table-cell>
              <table:table-cell office:value-type="float" office:value="344">
                <text:p>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  <table:table-cell office:value-type="float" office:value="83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1</text:p>
              </table:table-cell>
              <table:table-cell office:value-type="float" office:value="422">
                <text:p>4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104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2</text:p>
              </table:table-cell>
              <table:table-cell office:value-type="float" office:value="428">
                <text:p>4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59">
                <text:p>59</text:p>
              </table:table-cell>
              <table:table-cell office:value-type="float" office:value="313">
                <text:p>313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3</text:p>
              </table:table-cell>
              <table:table-cell office:value-type="float" office:value="378">
                <text:p>3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3-mid</text:p>
              </table:table-cell>
              <table:table-cell office:value-type="float" office:value="334">
                <text:p>3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319">
                <text:p>319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4</text:p>
              </table:table-cell>
              <table:table-cell office:value-type="float" office:value="371">
                <text:p>3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323">
                <text:p>323</text:p>
              </table:table-cell>
              <table:table-cell office:value-type="float" office:value="106">
                <text:p>106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